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officeooo:rsid="0025304d" officeooo:paragraph-rsid="0048261b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tyle="normal" officeooo:rsid="0048261b" officeooo:paragraph-rsid="0048261b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49e017" officeooo:paragraph-rsid="0049e017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4cec82" officeooo:paragraph-rsid="004cec82" style:font-style-asian="normal" style:font-style-complex="normal"/>
    </style:style>
    <style:style style:name="P5" style:family="paragraph" style:parent-style-name="Text_20_body">
      <style:text-properties style:font-name="Liberation Serif" fo:font-size="12pt" fo:font-style="normal" officeooo:rsid="001a79c4" officeooo:paragraph-rsid="002f7e91" style:font-size-asian="12pt" style:font-style-asian="normal" style:font-size-complex="12pt" style:font-style-complex="normal"/>
    </style:style>
    <style:style style:name="P6" style:family="paragraph" style:parent-style-name="Text_20_body">
      <style:text-properties fo:font-style="normal" officeooo:rsid="00451bb0" officeooo:paragraph-rsid="00451bb0" style:font-style-asian="normal" style:font-style-complex="normal"/>
    </style:style>
    <style:style style:name="P7" style:family="paragraph" style:parent-style-name="Text_20_body">
      <style:text-properties fo:font-style="normal" officeooo:rsid="0046b591" officeooo:paragraph-rsid="0046b591" style:font-style-asian="normal" style:font-style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441348" style:font-size-asian="12pt" style:font-size-complex="12pt"/>
    </style:style>
    <style:style style:name="T3" style:family="text">
      <style:text-properties style:font-name="Liberation Serif" fo:font-size="12pt" officeooo:rsid="0048261b" style:font-size-asian="12pt" style:font-size-complex="12pt"/>
    </style:style>
    <style:style style:name="T4" style:family="text">
      <style:text-properties style:font-name="Liberation Serif" fo:font-size="12pt" officeooo:rsid="0049e017" style:font-size-asian="12pt" style:font-size-complex="12pt"/>
    </style:style>
    <style:style style:name="T5" style:family="text">
      <style:text-properties style:font-name="Liberation Serif" fo:font-size="12pt" fo:language="en" fo:country="US" style:font-size-asian="12pt" style:font-size-complex="12pt"/>
    </style:style>
    <style:style style:name="T6" style:family="text">
      <style:text-properties style:font-name="Liberation Serif" fo:font-size="12pt" fo:language="en" fo:country="US" officeooo:rsid="00441348" style:font-size-asian="12pt" style:font-size-complex="12pt"/>
    </style:style>
    <style:style style:name="T7" style:family="text">
      <style:text-properties style:font-name="Liberation Serif" fo:font-size="12pt" fo:language="en" fo:country="US" officeooo:rsid="0048261b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roduction</text:p>
      <text:p text:style-name="P5"/>
      <text:p text:style-name="P6"><text:span text:style-name="T2">Rotary wings micro aerial vehicles (MAVs) have been well studied in academia</text:span></text:p>
      <text:p text:style-name="P6"><text:span text:style-name="T2">and found a lot of applications in the world such as search operations</text:span></text:p>
      <text:p text:style-name="P6"><text:span text:style-name="T2">\citep{silvagni_multipurpose_2017}, photography \citep{noauthor_dji_nodate} or</text:span></text:p>
      <text:p text:style-name="P6"><text:span text:style-name="T2">even toys\citep{noauthor_aura_nodate}. They found such a broad success because</text:span></text:p>
      <text:p text:style-name="P6"><text:span text:style-name="T2">of their agility and mechanical simplicity. Nevertheless, traditional multi-rotors</text:span></text:p>
      <text:p text:style-name="P6"><text:span text:style-name="T2">vehicles are under-actuated, which means that they cannot control their torque</text:span></text:p>
      <text:p text:style-name="P6"><text:span text:style-name="T2">and force independently \citep{brescianini_design_2016}. They are thus unable to</text:span></text:p>
      <text:p text:style-name="P6"><text:span text:style-name="T2">change their position without changing their orientation. \\</text:span></text:p>
      <text:p text:style-name="P6"><text:span text:style-name="T2">In recent time the focus has been on designing MAVs able to perform more complex</text:span></text:p>
      <text:p text:style-name="P6"><text:span text:style-name="T2">tasks such as camera motion for the film industry \citep{kamel_voliro:_2018} or</text:span></text:p>
      <text:p text:style-name="P6"><text:span text:style-name="T2">bridge inspection where a huge amount of resource (i.e. crane and large man-power)</text:span></text:p>
      <text:p text:style-name="P6"><text:span text:style-name="T2">is nowadays needed to be performed. The ultimate aspiration would even be for a</text:span></text:p>
      <text:p text:style-name="P6"><text:span text:style-name="T2">drone to be able to interact with its surrounding and apply forces to it in order to</text:span></text:p>
      <text:p text:style-name="P6"><text:span text:style-name="T2">perform maintenance where human can not access or do construction work in harsh</text:span></text:p>
      <text:p text:style-name="P6"><text:span text:style-name="T2">environments. \\</text:span></text:p>
      <text:p text:style-name="P6"><text:span text:style-name="T2">To perform these tasks a MAV has to be able to hover in any orientation and for a</text:span></text:p>
      <text:p text:style-name="P6"><text:span text:style-name="T2">proper disturbance rejection while manipulating, the drone must have the potential</text:span></text:p>
      <text:p text:style-name="P6"><text:span text:style-name="T2">to accelerate instantaneously in any direction. Hence, the MAV has to decouple its</text:span></text:p>
      <text:p text:style-name="P6"><text:span text:style-name="T2">orientation and position control. A drone that has a decoupled fore and torque</text:span></text:p>
      <text:p text:style-name="P6"><text:span text:style-name="T2">control is referred to as an omni-directional MAV. \\</text:span></text:p>
      <text:p text:style-name="P6"><text:span text:style-name="T2">The problem of overcoming the under-actuation and achieving omni-directionality</text:span></text:p>
      <text:p text:style-name="P6"><text:span text:style-name="T2">is not straightforward. To address this problem, several MAV’s designs have been</text:span></text:p>
      <text:p text:style-name="P6"><text:span text:style-name="T2">presented over the past years. For instance, in \citep{kamel_voliro:_2018} Voliro</text:span></text:p>
      <text:p text:style-name="P6"><text:span text:style-name="T2">(name of the vehicle) is based on a traditional hexa-copter. The omni-directionality</text:span></text:p>
      <text:p text:style-name="P6"><text:span text:style-name="T2">issue is addressed by adding motors to rotate the the thrusters around their arm axis,</text:span></text:p>
      <text:p text:style-name="P6"><text:span text:style-name="T2">thus allowing a control not only on the thrust produced by each propeller, but also</text:span></text:p>
      <text:p text:style-name="P6"><text:span text:style-name="T2">on the orientation of this thrust. <text:s/>This tilting rot</text:span><text:span text:style-name="T1">or system allows for decoupling the</text:span></text:p>
      <text:p text:style-name="P6"><text:span text:style-name="T1">control of position and orientation. By using a control scheme based on an allocation</text:span></text:p>
      <text:p text:style-name="P6"><text:soft-page-break/><text:span text:style-name="T1">technique, the system provides an very good maneuverability. \\</text:span></text:p>
      <text:p text:style-name="P6"><text:span text:style-name="T1">In \citep{brescianini_design_2016} the Omnicopter (name of the vehicle) is a</text:span></text:p>
      <text:p text:style-name="P6"><text:span text:style-name="T1">drone with eight fixed rotors and the drone shape is the result of a mathematical</text:span></text:p>
      <text:p text:style-name="P6"><text:span text:style-name="T1">optimization which maximizes the vehicle’s agility with the constraint that</text:span></text:p>
      <text:p text:style-name="P6"><text:span text:style-name="T1">its dynamical properties would be as independent as possible on the vehicle</text:span></text:p>
      <text:p text:style-name="P6"><text:span text:style-name="T1">orientation. \\</text:span></text:p>
      <text:p text:style-name="P6"><text:span text:style-name="T1">In \citep{nikou_mechanical_2015}, the MAV is a fixed propeller multi-rotor.</text:span></text:p>
      <text:p text:style-name="P6"><text:span text:style-name="T1">The design is also the result of an optimization, which tend to minimize the</text:span></text:p>
      <text:p text:style-name="P6"><text:span text:style-name="T1">body volume, maximize the controllability of the system, avoid eventual</text:span></text:p>
      <text:p text:style-name="P6"><text:span text:style-name="T1">aerodynamic interactions and maximize the efficiency in performing</text:span></text:p>
      <text:p text:style-name="P6"><text:span text:style-name="T1">manipulation tasks. \\</text:span></text:p>
      <text:p text:style-name="P6"><text:span text:style-name="T1">The idea presented in \citep{rajappa_modeling_2015} is a mix between</text:span></text:p>
      <text:p text:style-name="P6"><text:span text:style-name="T1">Voliro and the Omnicopter because the design is a modified hexarotor,</text:span></text:p>
      <text:p text:style-name="P6"><text:span text:style-name="T1">which achieve full control over the vehicle’s position and orientation using</text:span></text:p>
      <text:p text:style-name="P6"><text:span text:style-name="T1">manually tiltable propellers. And the paper also provides a methodology to</text:span></text:p>
      <text:p text:style-name="P6"><text:span text:style-name="T1">optimize the fixed tilting angles depending on the desired trajectory. \\</text:span></text:p>
      <text:p text:style-name="P7"><text:span text:style-name="T1">Yet, nothing in the literature is found about the morphology optimization</text:span></text:p>
      <text:p text:style-name="P7"><text:span text:style-name="T1">of MAV with tilting rotors. </text:span><text:span text:style-name="T3">Hence the need for this research project.</text:span></text:p>
      <text:p text:style-name="P2"><text:span text:style-name="T2">T</text:span><text:span text:style-name="T1">he aim of this thesis is to design a morphology optimization problem for</text:span></text:p>
      <text:p text:style-name="P2"><text:span text:style-name="T1">a tilt rotor MAV that accounts for the different factors that influence the</text:span></text:p>
      <text:p text:style-name="P2"><text:span text:style-name="T1">morphology such as: </text:span><text:span text:style-name="T4">\\</text:span></text:p>
      <text:p text:style-name="P3"><text:span text:style-name="T1">\begin{itemize}</text:span></text:p>
      <text:p text:style-name="P3"><text:span text:style-name="T1">\item O</text:span><text:span text:style-name="T6">mni-directionality</text:span></text:p>
      <text:p text:style-name="P3"><text:span text:style-name="T1">\item F</text:span><text:span text:style-name="T6">light efficiency</text:span></text:p>
      <text:p text:style-name="P3"><text:span text:style-name="T6">\</text:span><text:span text:style-name="T5">item C</text:span><text:span text:style-name="T6">ontrol</text:span><text:span text:style-name="T7">ability</text:span></text:p>
      <text:p text:style-name="P3"><text:span text:style-name="T2">\</text:span><text:span text:style-name="T1">end</text:span><text:span text:style-name="T2">{itemize}</text:span></text:p>
      <text:p text:style-name="P3"><text:span text:style-name="T2"/></text:p>
      <text:p text:style-name="P4"><text:span text:style-name="T2">T</text:span><text:span text:style-name="T1">he different results of this optimization problem are then compared based</text:span></text:p>
      <text:p text:style-name="P4"><text:span text:style-name="T1">on different criterions. Finally, the most interesting designs are tested in</text:span></text:p>
      <text:p text:style-name="P4"><text:span text:style-name="T1">simulation.</text:span></text:p>
      <text:p text:style-name="P1"><text:span text:style-name="T2"><text:s text:c="2"/></text:span></text:p>
      <text:p text:style-name="P1"><text:span text:style-name="T6"/></text:p>
      <text:p text:style-name="P1"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3T17:22:41.018844608</dc:date>
    <meta:editing-duration>PT4H50M15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566" meta:character-count="3781" meta:non-whitespace-character-count="3269"/>
  </office:meta>
</office:document-meta>
</file>